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C074814EA7.png" manifest:media-type="image/png"/>
  <manifest:file-entry manifest:full-path="Pictures/10000001000003200000025843A5F5D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Пирамиди</text:p>
          </draw:text-box>
        </draw:frame>
        <draw:frame draw:style-name="gr1" draw:text-style-name="P1" draw:layer="layout" svg:width="15.721cm" svg:height="11.791cm" svg:x="5.715cm" svg:y="3.449cm">
          <draw:image xlink:href="Pictures/10000001000003200000025843A5F5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па не такива, а ей такива</text:p>
          </draw:text-box>
        </draw:frame>
        <draw:frame draw:style-name="gr1" draw:text-style-name="P1" draw:layer="layout" svg:width="10.514cm" svg:height="12.617cm" svg:x="8.89cm" svg:y="3.133cm">
          <draw:image xlink:href="Pictures/1000000100000320000003C074814E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Що е пирамида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Структура от данни, която спазва правилото: Стойността на родителя да е по-голяма от стойността на децата му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Операции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Find-max</text:p>
              </text:list-item>
              <text:list-item>
                <text:p>Insert</text:p>
              </text:list-item>
              <text:list-item>
                <text:p>Heapify</text:p>
              </text:list-item>
              <text:list-item>
                <text:p>Pop-Max</text:p>
              </text:list-item>
              <text:list-item>
                <text:p>Increase-key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01:09:28.696073285</meta:creation-date>
    <dc:date>2025-01-09T01:34:17.244046176</dc:date>
    <meta:editing-duration>PT24M47S</meta:editing-duration>
    <meta:editing-cycles>5</meta:editing-cycles>
    <meta:generator>LibreOffice/24.8.3.2$Linux_X86_64 LibreOffice_project/480$Build-2</meta:generator>
    <meta:document-statistic meta:object-count="37"/>
  </office:meta>
</office:document-meta>
</file>